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22d" officeooo:paragraph-rsid="000d522d"/>
    </style:style>
    <style:style style:name="P2" style:family="paragraph" style:parent-style-name="Standard">
      <style:text-properties officeooo:rsid="000efa23" officeooo:paragraph-rsid="001083e2"/>
    </style:style>
    <style:style style:name="T1" style:family="text">
      <style:text-properties officeooo:rsid="000e2e26"/>
    </style:style>
    <style:style style:name="T2" style:family="text">
      <style:text-properties officeooo:rsid="001083e2"/>
    </style:style>
    <style:style style:name="T3" style:family="text">
      <style:text-properties style:text-position="super 58%" officeooo:rsid="001083e2"/>
    </style:style>
    <style:style style:name="T4" style:family="text">
      <style:text-properties style:text-position="0% 100%" officeooo:rsid="00108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2.2</text:p>
      <text:p text:style-name="P1">a. Principle Component Analysis can be used to reduce the dimen<text:span text:style-name="T1">sions of a (large) dataset. It is also used to indicate the variance in a dataset (standard deviation).</text:span></text:p>
      <text:p text:style-name="P2">b. <text:span text:style-name="T2">Both EVD and SVD split up the initial matrix in three values. M = U, S, V</text:span><text:span text:style-name="T3">T</text:span><text:span text:style-name="T4"> for SVD and </text:span></text:p>
      <text:p text:style-name="P2"><text:span text:style-name="T4">M = Q, Λ and Q</text:span><text:span text:style-name="T3">-1</text:span><text:span text:style-name="T4"> for EVD. </text:span></text:p>
      <text:p text:style-name="P2"><text:span text:style-name="T4">For both EVD and SVD it is true that the left-singular vectors (U or Q) are eigenvectors of M*M</text:span><text:span text:style-name="T3">T</text:span><text:span text:style-name="T4">. </text:span></text:p>
      <text:p text:style-name="P2"><text:span text:style-name="T4">Another similarity is that for both EVD and SVD it is true that the right-singular vectors (V</text:span><text:span text:style-name="T3">T</text:span><text:span text:style-name="T4"> or Q</text:span><text:span text:style-name="T3">-1</text:span><text:span text:style-name="T4">) are eigenvectors of M</text:span><text:span text:style-name="T3">T</text:span><text:span text:style-name="T4">*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4:21:21.031916339</meta:creation-date>
    <dc:date>2016-09-03T19:39:44.862546004</dc:date>
    <meta:editing-duration>PT2H17M13S</meta:editing-duration>
    <meta:editing-cycles>1</meta:editing-cycles>
    <meta:document-statistic meta:table-count="0" meta:image-count="0" meta:object-count="0" meta:page-count="1" meta:paragraph-count="6" meta:word-count="100" meta:character-count="514" meta:non-whitespace-character-count="416"/>
    <meta:generator>LibreOffice/5.1.4.2$Linux_X86_64 LibreOffice_project/10m0$Build-2</meta:generator>
  </office:meta>
</office:document-meta>
</file>